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2pt" fo:font-weight="normal" officeooo:rsid="00468643" officeooo:paragraph-rsid="00443ad3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ans" fo:font-size="12pt" fo:font-weight="normal" officeooo:rsid="004ac6b6" officeooo:paragraph-rsid="004ac6b6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normal" officeooo:rsid="004e0393" officeooo:paragraph-rsid="004e039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4fa600" officeooo:paragraph-rsid="004fa60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bold" officeooo:rsid="004ff74b" officeooo:paragraph-rsid="004ff74b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font-weight="normal" officeooo:rsid="0052f63f" officeooo:paragraph-rsid="00443ad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6pt" fo:font-weight="bold" officeooo:rsid="005c086a" officeooo:paragraph-rsid="005c086a" style:font-size-asian="16pt" style:font-weight-asian="bold" style:font-size-complex="16pt" style:font-weight-complex="bold"/>
    </style:style>
    <style:style style:name="T1" style:family="text">
      <style:text-properties officeooo:rsid="0053e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oetsvoorbereiding</text:p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10-07T09:05:07.781668966</dc:date>
    <meta:editing-duration>P1DT22H44M47S</meta:editing-duration>
    <meta:editing-cycles>56</meta:editing-cycles>
    <meta:document-statistic meta:table-count="0" meta:image-count="0" meta:object-count="0" meta:page-count="1" meta:paragraph-count="1" meta:word-count="1" meta:character-count="18" meta:non-whitespace-character-count="18"/>
  </office:meta>
</office:document-meta>
</file>